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10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–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65917" calcext:value-type="float">
            <text:p><text:s text:c="3"/>65,917</text:p>
          </table:table-cell>
          <table:table-cell table:style-name="ce37" office:value-type="float" office:value="3165" calcext:value-type="float">
            <text:p><text:s text:c="3"/>3,165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4189" calcext:value-type="float">
            <text:p><text:s text:c="3"/>4,189</text:p>
          </table:table-cell>
          <table:table-cell table:style-name="ce37" office:value-type="float" office:value="2311" calcext:value-type="float">
            <text:p><text:s text:c="3"/>2,311</text:p>
          </table:table-cell>
          <table:table-cell table:style-name="ce37" office:value-type="float" office:value="1502" calcext:value-type="float">
            <text:p><text:s text:c="3"/>1,502</text:p>
          </table:table-cell>
          <table:table-cell table:style-name="ce37" office:value-type="float" office:value="2364" calcext:value-type="float">
            <text:p><text:s text:c="3"/>2,364</text:p>
          </table:table-cell>
          <table:table-cell table:style-name="ce37" office:value-type="float" office:value="7442" calcext:value-type="float">
            <text:p><text:s text:c="3"/>7,442</text:p>
          </table:table-cell>
          <table:table-cell table:style-name="ce37" office:value-type="float" office:value="262" calcext:value-type="float">
            <text:p><text:s text:c="3"/>262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4802" calcext:value-type="float">
            <text:p><text:s text:c="3"/>4,802</text:p>
          </table:table-cell>
          <table:table-cell table:style-name="ce37" office:value-type="float" office:value="32308" calcext:value-type="float">
            <text:p><text:s text:c="3"/>32,308</text:p>
          </table:table-cell>
          <table:table-cell table:style-name="ce37" office:value-type="float" office:value="1307" calcext:value-type="float">
            <text:p><text:s text:c="3"/>1,30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65872" calcext:value-type="float">
            <text:p><text:s text:c="3"/>65,872</text:p>
          </table:table-cell>
          <table:table-cell table:style-name="ce37" office:value-type="float" office:value="4376" calcext:value-type="float">
            <text:p><text:s text:c="3"/>4,376</text:p>
          </table:table-cell>
          <table:table-cell table:style-name="ce37" office:value-type="float" office:value="5702" calcext:value-type="float">
            <text:p><text:s text:c="3"/>5,702</text:p>
          </table:table-cell>
          <table:table-cell table:style-name="ce37" office:value-type="float" office:value="4859" calcext:value-type="float">
            <text:p><text:s text:c="3"/>4,859</text:p>
          </table:table-cell>
          <table:table-cell table:style-name="ce37" office:value-type="float" office:value="2790" calcext:value-type="float">
            <text:p><text:s text:c="3"/>2,790</text:p>
          </table:table-cell>
          <table:table-cell table:style-name="ce37" office:value-type="float" office:value="1407" calcext:value-type="float">
            <text:p><text:s text:c="3"/>1,407</text:p>
          </table:table-cell>
          <table:table-cell table:style-name="ce37" office:value-type="float" office:value="2145" calcext:value-type="float">
            <text:p><text:s text:c="3"/>2,145</text:p>
          </table:table-cell>
          <table:table-cell table:style-name="ce37" office:value-type="float" office:value="6825" calcext:value-type="float">
            <text:p><text:s text:c="3"/>6,825</text:p>
          </table:table-cell>
          <table:table-cell table:style-name="ce37" office:value-type="float" office:value="584" calcext:value-type="float">
            <text:p><text:s text:c="3"/>584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4802" calcext:value-type="float">
            <text:p><text:s text:c="3"/>4,802</text:p>
          </table:table-cell>
          <table:table-cell table:style-name="ce37" office:value-type="float" office:value="32309" calcext:value-type="float">
            <text:p><text:s text:c="3"/>32,309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58" office:value-type="float" office:value="45" calcext:value-type="float">
            <text:p>45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29319" calcext:value-type="float">
            <text:p><text:s text:c="3"/>29,319</text:p>
          </table:table-cell>
          <table:table-cell table:style-name="ce37" office:value-type="float" office:value="1472" calcext:value-type="float">
            <text:p><text:s text:c="3"/>1,472</text:p>
          </table:table-cell>
          <table:table-cell table:style-name="ce37" office:value-type="float" office:value="2941" calcext:value-type="float">
            <text:p><text:s text:c="3"/>2,941</text:p>
          </table:table-cell>
          <table:table-cell table:style-name="ce37" office:value-type="float" office:value="1961" calcext:value-type="float">
            <text:p><text:s text:c="3"/>1,961</text:p>
          </table:table-cell>
          <table:table-cell table:style-name="ce37" office:value-type="float" office:value="1014" calcext:value-type="float">
            <text:p><text:s text:c="3"/>1,014</text:p>
          </table:table-cell>
          <table:table-cell table:style-name="ce37" office:value-type="float" office:value="624" calcext:value-type="float">
            <text:p><text:s text:c="3"/>624</text:p>
          </table:table-cell>
          <table:table-cell table:style-name="ce37" office:value-type="float" office:value="1095" calcext:value-type="float">
            <text:p><text:s text:c="3"/>1,095</text:p>
          </table:table-cell>
          <table:table-cell table:style-name="ce37" office:value-type="float" office:value="3267" calcext:value-type="float">
            <text:p><text:s text:c="3"/>3,267</text:p>
          </table:table-cell>
          <table:table-cell table:style-name="ce37" office:value-type="float" office:value="149" calcext:value-type="float">
            <text:p><text:s text:c="3"/>149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2184" calcext:value-type="float">
            <text:p><text:s text:c="3"/>2,184</text:p>
          </table:table-cell>
          <table:table-cell table:style-name="ce37" office:value-type="float" office:value="14257" calcext:value-type="float">
            <text:p><text:s text:c="3"/>14,25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9409" calcext:value-type="float">
            <text:p><text:s text:c="3"/>29,409</text:p>
          </table:table-cell>
          <table:table-cell table:style-name="ce37" office:value-type="float" office:value="1882" calcext:value-type="float">
            <text:p><text:s text:c="3"/>1,882</text:p>
          </table:table-cell>
          <table:table-cell table:style-name="ce37" office:value-type="float" office:value="2506" calcext:value-type="float">
            <text:p><text:s text:c="3"/>2,506</text:p>
          </table:table-cell>
          <table:table-cell table:style-name="ce37" office:value-type="float" office:value="2199" calcext:value-type="float">
            <text:p><text:s text:c="3"/>2,199</text:p>
          </table:table-cell>
          <table:table-cell table:style-name="ce37" office:value-type="float" office:value="1231" calcext:value-type="float">
            <text:p><text:s text:c="3"/>1,231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965" calcext:value-type="float">
            <text:p><text:s text:c="3"/>965</text:p>
          </table:table-cell>
          <table:table-cell table:style-name="ce37" office:value-type="float" office:value="3225" calcext:value-type="float">
            <text:p><text:s text:c="3"/>3,225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2184" calcext:value-type="float">
            <text:p><text:s text:c="3"/>2,184</text:p>
          </table:table-cell>
          <table:table-cell table:style-name="ce37" office:value-type="float" office:value="14258" calcext:value-type="float">
            <text:p><text:s text:c="3"/>14,25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59" office:value-type="float" office:value="-90" calcext:value-type="float">
            <text:p><text:s/>－90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36598" calcext:value-type="float">
            <text:p><text:s text:c="3"/>36,598</text:p>
          </table:table-cell>
          <table:table-cell table:style-name="ce38" office:value-type="float" office:value="1693" calcext:value-type="float">
            <text:p><text:s text:c="3"/>1,693</text:p>
          </table:table-cell>
          <table:table-cell table:style-name="ce38" office:value-type="float" office:value="3301" calcext:value-type="float">
            <text:p><text:s text:c="3"/>3,301</text:p>
          </table:table-cell>
          <table:table-cell table:style-name="ce38" office:value-type="float" office:value="2228" calcext:value-type="float">
            <text:p><text:s text:c="3"/>2,228</text:p>
          </table:table-cell>
          <table:table-cell table:style-name="ce38" office:value-type="float" office:value="1297" calcext:value-type="float">
            <text:p><text:s text:c="3"/>1,297</text:p>
          </table:table-cell>
          <table:table-cell table:style-name="ce38" office:value-type="float" office:value="878" calcext:value-type="float">
            <text:p><text:s text:c="3"/>878</text:p>
          </table:table-cell>
          <table:table-cell table:style-name="ce38" office:value-type="float" office:value="1269" calcext:value-type="float">
            <text:p><text:s text:c="3"/>1,269</text:p>
          </table:table-cell>
          <table:table-cell table:style-name="ce38" office:value-type="float" office:value="4175" calcext:value-type="float">
            <text:p><text:s text:c="3"/>4,17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2618" calcext:value-type="float">
            <text:p><text:s text:c="3"/>2,618</text:p>
          </table:table-cell>
          <table:table-cell table:style-name="ce38" office:value-type="float" office:value="18051" calcext:value-type="float">
            <text:p><text:s text:c="3"/>18,051</text:p>
          </table:table-cell>
          <table:table-cell table:style-name="ce38" office:value-type="float" office:value="963" calcext:value-type="float">
            <text:p><text:s text:c="3"/>96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6463" calcext:value-type="float">
            <text:p><text:s text:c="3"/>36,463</text:p>
          </table:table-cell>
          <table:table-cell table:style-name="ce38" office:value-type="float" office:value="2494" calcext:value-type="float">
            <text:p><text:s text:c="3"/>2,494</text:p>
          </table:table-cell>
          <table:table-cell table:style-name="ce38" office:value-type="float" office:value="3196" calcext:value-type="float">
            <text:p><text:s text:c="3"/>3,196</text:p>
          </table:table-cell>
          <table:table-cell table:style-name="ce38" office:value-type="float" office:value="2660" calcext:value-type="float">
            <text:p><text:s text:c="3"/>2,660</text:p>
          </table:table-cell>
          <table:table-cell table:style-name="ce38" office:value-type="float" office:value="1559" calcext:value-type="float">
            <text:p><text:s text:c="3"/>1,559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80" calcext:value-type="float">
            <text:p><text:s text:c="3"/>1,180</text:p>
          </table:table-cell>
          <table:table-cell table:style-name="ce38" office:value-type="float" office:value="3600" calcext:value-type="float">
            <text:p><text:s text:c="3"/>3,600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2618" calcext:value-type="float">
            <text:p><text:s text:c="3"/>2,618</text:p>
          </table:table-cell>
          <table:table-cell table:style-name="ce38" office:value-type="float" office:value="18051" calcext:value-type="float">
            <text:p><text:s text:c="3"/>18,05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59" office:value-type="float" office:value="135" calcext:value-type="float">
            <text:p>135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1595" calcext:value-type="float">
            <text:p>11,595</text:p>
          </table:table-cell>
          <table:table-cell table:style-name="ce39" office:value-type="float" office:value="711" calcext:value-type="float">
            <text:p>7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70" calcext:value-type="float">
            <text:p>2,570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362" calcext:value-type="float">
            <text:p>2,362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88" calcext:value-type="float">
            <text:p>4,888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1972" calcext:value-type="float">
            <text:p>11,972</text:p>
          </table:table-cell>
          <table:table-cell table:style-name="ce39" office:value-type="float" office:value="824" calcext:value-type="float">
            <text:p>8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53" calcext:value-type="float">
            <text:p>2,753</text:p>
          </table:table-cell>
          <table:table-cell table:style-name="ce39" office:value-type="float" office:value="353" calcext:value-type="float">
            <text:p>353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2555" calcext:value-type="float">
            <text:p>2,555</text:p>
          </table:table-cell>
          <table:table-cell table:style-name="ce39" office:value-type="float" office:value="170" calcext:value-type="float">
            <text:p>17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888" calcext:value-type="float">
            <text:p>4,88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" calcext:value-type="float">
            <text:p>15</text:p>
          </table:table-cell>
          <table:table-cell table:style-name="ce58" office:value-type="float" office:value="-377" calcext:value-type="float">
            <text:p><text:s/>－377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92" calcext:value-type="float">
            <text:p>5,092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477" calcext:value-type="float">
            <text:p>5,477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190" calcext:value-type="float">
            <text:p>2,19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59" office:value-type="float" office:value="-385" calcext:value-type="float">
            <text:p><text:s/>－385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6503" calcext:value-type="float">
            <text:p>6,503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6495" calcext:value-type="float">
            <text:p>6,495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0" calcext:value-type="float">
            <text:p>1,480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94" calcext:value-type="float">
            <text:p>9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698" calcext:value-type="float">
            <text:p>2,698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9907" calcext:value-type="float">
            <text:p>9,907</text:p>
          </table:table-cell>
          <table:table-cell table:style-name="ce39" office:value-type="float" office:value="1154" calcext:value-type="float">
            <text:p>1,154</text:p>
          </table:table-cell>
          <table:table-cell table:style-name="ce39" office:value-type="float" office:value="2753" calcext:value-type="float">
            <text:p>2,7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1400" calcext:value-type="float">
            <text:p>1,400</text:p>
          </table:table-cell>
          <table:table-cell table:style-name="ce39" office:value-type="float" office:value="37" calcext:value-type="float">
            <text:p>3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45" calcext:value-type="float">
            <text:p>3,645</text:p>
          </table:table-cell>
          <table:table-cell table:style-name="ce39" office:value-type="float" office:value="249" calcext:value-type="float">
            <text:p>2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264" calcext:value-type="float">
            <text:p>9,264</text:p>
          </table:table-cell>
          <table:table-cell table:style-name="ce39" office:value-type="float" office:value="1420" calcext:value-type="float">
            <text:p>1,420</text:p>
          </table:table-cell>
          <table:table-cell table:style-name="ce39" office:value-type="float" office:value="2570" calcext:value-type="float">
            <text:p>2,5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102" calcext:value-type="float">
            <text:p>1,102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45" calcext:value-type="float">
            <text:p>3,6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58" office:value-type="float" office:value="643" calcext:value-type="float">
            <text:p>643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14" calcext:value-type="float">
            <text:p>4,514</text:p>
          </table:table-cell>
          <table:table-cell table:style-name="ce40" office:value-type="float" office:value="523" calcext:value-type="float">
            <text:p>523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64" calcext:value-type="float">
            <text:p>4,264</text:p>
          </table:table-cell>
          <table:table-cell table:style-name="ce40" office:value-type="float" office:value="612" calcext:value-type="float">
            <text:p>612</text:p>
          </table:table-cell>
          <table:table-cell table:style-name="ce40" office:value-type="float" office:value="1178" calcext:value-type="float">
            <text:p>1,1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545" calcext:value-type="float">
            <text:p>545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59" office:value-type="float" office:value="250" calcext:value-type="float">
            <text:p>250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5393" calcext:value-type="float">
            <text:p>5,393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1480" calcext:value-type="float">
            <text:p>1,4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00" calcext:value-type="float">
            <text:p>5,000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59" office:value-type="float" office:value="393" calcext:value-type="float">
            <text:p>393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8732" calcext:value-type="float">
            <text:p>8,732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353" calcext:value-type="float">
            <text:p>353</text:p>
          </table:table-cell>
          <table:table-cell table:style-name="ce39" office:value-type="float" office:value="228" calcext:value-type="float">
            <text:p>2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1795" calcext:value-type="float">
            <text:p>1,795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585" calcext:value-type="float">
            <text:p>5,585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308" calcext:value-type="float">
            <text:p>8,308</text:p>
          </table:table-cell>
          <table:table-cell table:style-name="ce39" office:value-type="float" office:value="405" calcext:value-type="float">
            <text:p>405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264" calcext:value-type="float">
            <text:p>2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420" calcext:value-type="float">
            <text:p>1,420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585" calcext:value-type="float">
            <text:p>5,58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58" office:value-type="float" office:value="424" calcext:value-type="float">
            <text:p>424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3762" calcext:value-type="float">
            <text:p>3,762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61" calcext:value-type="float">
            <text:p>161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579" calcext:value-type="float">
            <text:p>3,579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9" office:value-type="float" office:value="183" calcext:value-type="float">
            <text:p>183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4970" calcext:value-type="float">
            <text:p>4,970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729" calcext:value-type="float">
            <text:p>4,729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241" calcext:value-type="float">
            <text:p>241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4850" calcext:value-type="float">
            <text:p>4,850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592" calcext:value-type="float">
            <text:p>592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57" calcext:value-type="float">
            <text:p>3,257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017" calcext:value-type="float">
            <text:p>5,017</text:p>
          </table:table-cell>
          <table:table-cell table:style-name="ce39" office:value-type="float" office:value="258" calcext:value-type="float">
            <text:p>258</text:p>
          </table:table-cell>
          <table:table-cell table:style-name="ce39" office:value-type="float" office:value="154" calcext:value-type="float">
            <text:p>154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567" calcext:value-type="float">
            <text:p>567</text:p>
          </table:table-cell>
          <table:table-cell table:style-name="ce39" office:value-type="float" office:value="38" calcext:value-type="float">
            <text:p>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257" calcext:value-type="float">
            <text:p>3,25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-167" calcext:value-type="float">
            <text:p><text:s/>－167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2140" calcext:value-type="float">
            <text:p>2,140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449" calcext:value-type="float">
            <text:p>1,449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449" calcext:value-type="float">
            <text:p>1,44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-41" calcext:value-type="float">
            <text:p><text:s/>－41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36" calcext:value-type="float">
            <text:p>2,836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21" calcext:value-type="float">
            <text:p>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808" calcext:value-type="float">
            <text:p>1,8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26" calcext:value-type="float">
            <text:p><text:s/>－126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7674" calcext:value-type="float">
            <text:p>7,674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57" calcext:value-type="float">
            <text:p>257</text:p>
          </table:table-cell>
          <table:table-cell table:style-name="ce39" office:value-type="float" office:value="148" calcext:value-type="float">
            <text:p>148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432" calcext:value-type="float">
            <text:p>4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126" calcext:value-type="float">
            <text:p>5,126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899" calcext:value-type="float">
            <text:p>7,899</text:p>
          </table:table-cell>
          <table:table-cell table:style-name="ce39" office:value-type="float" office:value="404" calcext:value-type="float">
            <text:p>404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81" calcext:value-type="float">
            <text:p>1,081</text:p>
          </table:table-cell>
          <table:table-cell table:style-name="ce39" office:value-type="float" office:value="79" calcext:value-type="float">
            <text:p>7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5127" calcext:value-type="float">
            <text:p>5,127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58" office:value-type="float" office:value="-225" calcext:value-type="float">
            <text:p><text:s/>－225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140" calcext:value-type="float">
            <text:p>140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44" calcext:value-type="float">
            <text:p>2,244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183" calcext:value-type="float">
            <text:p>183</text:p>
          </table:table-cell>
          <table:table-cell table:style-name="ce40" office:value-type="float" office:value="117" calcext:value-type="float">
            <text:p>117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45" calcext:value-type="float">
            <text:p>2,24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59" office:value-type="float" office:value="-146" calcext:value-type="float">
            <text:p><text:s/>－146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4296" calcext:value-type="float">
            <text:p>4,296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882" calcext:value-type="float">
            <text:p>2,88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375" calcext:value-type="float">
            <text:p>4,375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882" calcext:value-type="float">
            <text:p>2,8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-79" calcext:value-type="float">
            <text:p><text:s/>－79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22449" calcext:value-type="float">
            <text:p>22,449</text:p>
          </table:table-cell>
          <table:table-cell table:style-name="ce39" office:value-type="float" office:value="645" calcext:value-type="float">
            <text:p>645</text:p>
          </table:table-cell>
          <table:table-cell table:style-name="ce39" office:value-type="float" office:value="2555" calcext:value-type="float">
            <text:p>2,555</text:p>
          </table:table-cell>
          <table:table-cell table:style-name="ce39" office:value-type="float" office:value="1102" calcext:value-type="float">
            <text:p>1,102</text:p>
          </table:table-cell>
          <table:table-cell table:style-name="ce39" office:value-type="float" office:value="1420" calcext:value-type="float">
            <text:p>1,420</text:p>
          </table:table-cell>
          <table:table-cell table:style-name="ce39" office:value-type="float" office:value="567" calcext:value-type="float">
            <text:p>567</text:p>
          </table:table-cell>
          <table:table-cell table:style-name="ce39" office:value-type="float" office:value="1081" calcext:value-type="float">
            <text:p>1,0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02" calcext:value-type="float">
            <text:p>4,802</text:p>
          </table:table-cell>
          <table:table-cell table:style-name="ce39" office:value-type="float" office:value="9701" calcext:value-type="float">
            <text:p>9,701</text:p>
          </table:table-cell>
          <table:table-cell table:style-name="ce39" office:value-type="float" office:value="465" calcext:value-type="float">
            <text:p>46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3026" calcext:value-type="float">
            <text:p>23,026</text:p>
          </table:table-cell>
          <table:table-cell table:style-name="ce39" office:value-type="float" office:value="1047" calcext:value-type="float">
            <text:p>1,047</text:p>
          </table:table-cell>
          <table:table-cell table:style-name="ce39" office:value-type="float" office:value="2362" calcext:value-type="float">
            <text:p>2,362</text:p>
          </table:table-cell>
          <table:table-cell table:style-name="ce39" office:value-type="float" office:value="1400" calcext:value-type="float">
            <text:p>1,400</text:p>
          </table:table-cell>
          <table:table-cell table:style-name="ce39" office:value-type="float" office:value="1795" calcext:value-type="float">
            <text:p>1,795</text:p>
          </table:table-cell>
          <table:table-cell table:style-name="ce39" office:value-type="float" office:value="592" calcext:value-type="float">
            <text:p>592</text:p>
          </table:table-cell>
          <table:table-cell table:style-name="ce39" office:value-type="float" office:value="1109" calcext:value-type="float">
            <text:p>1,1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02" calcext:value-type="float">
            <text:p>4,802</text:p>
          </table:table-cell>
          <table:table-cell table:style-name="ce39" office:value-type="float" office:value="9701" calcext:value-type="float">
            <text:p>9,701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3" calcext:value-type="float">
            <text:p>23</text:p>
          </table:table-cell>
          <table:table-cell table:style-name="ce58" office:value-type="float" office:value="-577" calcext:value-type="float">
            <text:p><text:s/>－577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0063" calcext:value-type="float">
            <text:p>10,063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545" calcext:value-type="float">
            <text:p>545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4250" calcext:value-type="float">
            <text:p>4,25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175" calcext:value-type="float">
            <text:p>10,175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1007" calcext:value-type="float">
            <text:p>1,007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84" calcext:value-type="float">
            <text:p>2,184</text:p>
          </table:table-cell>
          <table:table-cell table:style-name="ce40" office:value-type="float" office:value="4250" calcext:value-type="float">
            <text:p>4,25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2" calcext:value-type="float">
            <text:p>12</text:p>
          </table:table-cell>
          <table:table-cell table:style-name="ce59" office:value-type="float" office:value="-112" calcext:value-type="float">
            <text:p><text:s/>－112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2386" calcext:value-type="float">
            <text:p>12,386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5451" calcext:value-type="float">
            <text:p>5,451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2851" calcext:value-type="float">
            <text:p>12,851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355" calcext:value-type="float">
            <text:p>1,355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5451" calcext:value-type="float">
            <text:p>5,45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59" office:value-type="float" office:value="-465" calcext:value-type="float">
            <text:p><text:s/>－465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34" calcext:value-type="float">
            <text:p>1,23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664" calcext:value-type="float">
            <text:p>66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5" calcext:value-type="float">
            <text:p>1,24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664" calcext:value-type="float">
            <text:p>6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1" calcext:value-type="float">
            <text:p><text:s/>－11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72" calcext:value-type="float">
            <text:p>57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300" calcext:value-type="float">
            <text:p>30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4" calcext:value-type="float">
            <text:p><text:s/>－4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364" calcext:value-type="float">
            <text:p>364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364" calcext:value-type="float">
            <text:p>36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7" calcext:value-type="float">
            <text:p><text:s/>－7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6315" calcext:value-type="float">
            <text:p>6,315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070" calcext:value-type="float">
            <text:p>1,070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012" calcext:value-type="float">
            <text:p>6,012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60" office:value-type="float" office:value="303" calcext:value-type="float">
            <text:p>303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875" calcext:value-type="float">
            <text:p>2,875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02" calcext:value-type="float">
            <text:p>502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1345" calcext:value-type="float">
            <text:p>1,34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5" calcext:value-type="float">
            <text:p>2,665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5" calcext:value-type="float">
            <text:p>395</text:p>
          </table:table-cell>
          <table:table-cell table:style-name="ce43" office:value-type="float" office:value="1345" calcext:value-type="float">
            <text:p>1,34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210" calcext:value-type="float">
            <text:p>210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440" calcext:value-type="float">
            <text:p>3,440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568" calcext:value-type="float">
            <text:p>568</text:p>
          </table:table-cell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31" calcext:value-type="float">
            <text:p>531</text:p>
          </table:table-cell>
          <table:table-cell table:style-name="ce44" office:value-type="float" office:value="1691" calcext:value-type="float">
            <text:p>1,691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347" calcext:value-type="float">
            <text:p>3,347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81" calcext:value-type="float">
            <text:p>481</text:p>
          </table:table-cell>
          <table:table-cell table:style-name="ce44" office:value-type="float" office:value="263" calcext:value-type="float">
            <text:p>263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7" calcext:value-type="float">
            <text:p>467</text:p>
          </table:table-cell>
          <table:table-cell table:style-name="ce44" office:value-type="float" office:value="1691" calcext:value-type="float">
            <text:p>1,69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61" office:value-type="float" office:value="93" calcext:value-type="float">
            <text:p>93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56" calcext:value-type="float">
            <text:p>1,45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5" calcext:value-type="float">
            <text:p>1,265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1" calcext:value-type="float">
            <text:p>481</text:p>
          </table:table-cell>
          <table:table-cell table:style-name="ce42" office:value-type="float" office:value="431" calcext:value-type="float">
            <text:p>4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91" calcext:value-type="float">
            <text:p>191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22" calcext:value-type="float">
            <text:p>62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3" calcext:value-type="float">
            <text:p>56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181" calcext:value-type="float">
            <text:p>1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59" calcext:value-type="float">
            <text:p>59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34" calcext:value-type="float">
            <text:p>834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70" calcext:value-type="float">
            <text:p>370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2" calcext:value-type="float">
            <text:p>70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2" calcext:value-type="float">
            <text:p>252</text:p>
          </table:table-cell>
          <table:table-cell table:style-name="ce44" office:value-type="float" office:value="250" calcext:value-type="float">
            <text:p>25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32" calcext:value-type="float">
            <text:p>132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054" calcext:value-type="float">
            <text:p>1,05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379" calcext:value-type="float">
            <text:p>3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94" calcext:value-type="float">
            <text:p><text:s/>－94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61" calcext:value-type="float">
            <text:p><text:s/>－61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09" calcext:value-type="float">
            <text:p>60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42" calcext:value-type="float">
            <text:p>64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22" calcext:value-type="float">
            <text:p>22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33" calcext:value-type="float">
            <text:p><text:s/>－33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187" calcext:value-type="float">
            <text:p>2,187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1206" calcext:value-type="float">
            <text:p>1,20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6" calcext:value-type="float">
            <text:p>2,566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2" calcext:value-type="float">
            <text:p>402</text:p>
          </table:table-cell>
          <table:table-cell table:style-name="ce42" office:value-type="float" office:value="1206" calcext:value-type="float">
            <text:p>1,2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-379" calcext:value-type="float">
            <text:p><text:s/>－379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13" calcext:value-type="float">
            <text:p>91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501" calcext:value-type="float">
            <text:p>50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9" calcext:value-type="float">
            <text:p>1,08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501" calcext:value-type="float">
            <text:p>5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176" calcext:value-type="float">
            <text:p><text:s/>－176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74" calcext:value-type="float">
            <text:p>1,27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705" calcext:value-type="float">
            <text:p>70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77" calcext:value-type="float">
            <text:p>1,477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13" calcext:value-type="float">
            <text:p>313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4" calcext:value-type="float">
            <text:p>234</text:p>
          </table:table-cell>
          <table:table-cell table:style-name="ce44" office:value-type="float" office:value="705" calcext:value-type="float">
            <text:p>70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-203" calcext:value-type="float">
            <text:p><text:s/>－203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00" calcext:value-type="float">
            <text:p>90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4" calcext:value-type="float">
            <text:p>1,04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144" calcext:value-type="float">
            <text:p><text:s/>－144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79" calcext:value-type="float">
            <text:p>37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1" office:value-type="float" office:value="-74" calcext:value-type="float">
            <text:p><text:s/>－74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21" calcext:value-type="float">
            <text:p>52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3" calcext:value-type="float">
            <text:p>2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91" calcext:value-type="float">
            <text:p>59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54" calcext:value-type="float">
            <text:p>154</text:p>
          </table:table-cell>
          <table:table-cell table:number-columns-repeated="2"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71" calcext:value-type="float">
            <text:p>17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1" office:value-type="float" office:value="-70" calcext:value-type="float">
            <text:p><text:s/>－70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459" calcext:value-type="float">
            <text:p>1,45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515" calcext:value-type="float">
            <text:p>51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5" calcext:value-type="float">
            <text:p>1,48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515" calcext:value-type="float">
            <text:p>51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26" calcext:value-type="float">
            <text:p><text:s/>－26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206" calcext:value-type="float">
            <text:p>2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40" calcext:value-type="float">
            <text:p>40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86" calcext:value-type="float">
            <text:p>78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2" calcext:value-type="float">
            <text:p>85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9" calcext:value-type="float">
            <text:p>219</text:p>
          </table:table-cell>
          <table:table-cell table:style-name="ce44" office:value-type="float" office:value="309" calcext:value-type="float">
            <text:p>30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2" office:value-type="float" office:value="-66" calcext:value-type="float">
            <text:p><text:s/>－66</text:p>
          </table:table-cell>
          <table:table-cell table:style-name="ce66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93" calcext:value-type="float">
            <text:p>99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106" calcext:value-type="float">
            <text:p>1,10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60" office:value-type="float" office:value="-113" calcext:value-type="float">
            <text:p><text:s/>－113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-50" calcext:value-type="float">
            <text:p><text:s/>－50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30" calcext:value-type="float">
            <text:p>53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93" calcext:value-type="float">
            <text:p>59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5" calcext:value-type="float">
            <text:p>235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-63" calcext:value-type="float">
            <text:p><text:s/>－63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53" calcext:value-type="float">
            <text:p>1,75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34" calcext:value-type="float">
            <text:p>4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30" calcext:value-type="float">
            <text:p>1,830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75" calcext:value-type="float">
            <text:p>4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-77" calcext:value-type="float">
            <text:p><text:s/>－77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64" calcext:value-type="float">
            <text:p>76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6" calcext:value-type="float">
            <text:p>776</text:p>
          </table:table-cell>
          <table:table-cell table:number-columns-repeated="2" table:style-name="ce43" office:value-type="float" office:value="38" calcext:value-type="float">
            <text:p>3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-12" calcext:value-type="float">
            <text:p><text:s/>－12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89" calcext:value-type="float">
            <text:p>98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439" calcext:value-type="float">
            <text:p>439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54" calcext:value-type="float">
            <text:p>1,054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439" calcext:value-type="float">
            <text:p>4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65" calcext:value-type="float">
            <text:p><text:s/>－65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60" calcext:value-type="float">
            <text:p><text:s/>－60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26" calcext:value-type="float">
            <text:p><text:s/>－26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230" calcext:value-type="float">
            <text:p>23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-34" calcext:value-type="float">
            <text:p><text:s/>－34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44" calcext:value-type="float">
            <text:p>1,1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26" calcext:value-type="float">
            <text:p>226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22" calcext:value-type="float">
            <text:p>1,22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-78" calcext:value-type="float">
            <text:p><text:s/>－7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1" office:value-type="float" office:value="-22" calcext:value-type="float">
            <text:p><text:s/>－22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31" calcext:value-type="float">
            <text:p>63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87" calcext:value-type="float">
            <text:p>68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1" office:value-type="float" office:value="-56" calcext:value-type="float">
            <text:p><text:s/>－56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0" office:value-type="float" office:value="48" calcext:value-type="float">
            <text:p>4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45" calcext:value-type="float">
            <text:p>45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1" office:value-type="float" office:value="3" calcext:value-type="float">
            <text:p>3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55" calcext:value-type="float">
            <text:p>1,15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1" calcext:value-type="float">
            <text:p>1,261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55" calcext:value-type="float">
            <text:p>15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-106" calcext:value-type="float">
            <text:p><text:s/>－106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9" calcext:value-type="float">
            <text:p>56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46" calcext:value-type="float">
            <text:p><text:s/>－46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32" calcext:value-type="float">
            <text:p>63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92" calcext:value-type="float">
            <text:p>692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324" calcext:value-type="float">
            <text:p>32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61" office:value-type="float" office:value="-60" calcext:value-type="float">
            <text:p><text:s/>－60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81" calcext:value-type="float">
            <text:p>1,38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5" calcext:value-type="float">
            <text:p>465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20" calcext:value-type="float">
            <text:p>1,320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61" calcext:value-type="float">
            <text:p>61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616" calcext:value-type="float">
            <text:p>61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75" calcext:value-type="float">
            <text:p>575</text:p>
          </table:table-cell>
          <table:table-cell table:number-columns-repeated="2" table:style-name="ce43" office:value-type="float" office:value="24" calcext:value-type="float">
            <text:p>2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41" calcext:value-type="float">
            <text:p>41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65" calcext:value-type="float">
            <text:p>76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49" calcext:value-type="float">
            <text:p>24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45" calcext:value-type="float">
            <text:p>74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1" office:value-type="float" office:value="20" calcext:value-type="float">
            <text:p>20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172" calcext:value-type="float">
            <text:p>1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92" calcext:value-type="float">
            <text:p><text:s/>－92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2"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9" calcext:value-type="float">
            <text:p>309</text:p>
          </table:table-cell>
          <table:table-cell table:number-columns-repeated="2" table:style-name="ce4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36" calcext:value-type="float">
            <text:p><text:s/>－36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73" calcext:value-type="float">
            <text:p>37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99" calcext:value-type="float">
            <text:p>9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56" calcext:value-type="float">
            <text:p><text:s/>－56</text:p>
          </table:table-cell>
          <table:table-cell table:style-name="ce66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710" calcext:value-type="float">
            <text:p>71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84" calcext:value-type="float">
            <text:p>184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6" calcext:value-type="float">
            <text:p>10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324" calcext:value-type="float">
            <text:p>324</text:p>
          </table:table-cell>
          <table:table-cell table:style-name="ce66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99" calcext:value-type="float">
            <text:p>99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161" calcext:value-type="float">
            <text:p>161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5" calcext:value-type="float">
            <text:p>8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6" calcext:value-type="float">
            <text:p>4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163" calcext:value-type="float">
            <text:p>163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7" calcext:value-type="float">
            <text:p>6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05" calcext:value-type="float">
            <text:p>1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304" calcext:value-type="float">
            <text:p>304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77" calcext:value-type="float">
            <text:p>7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153" calcext:value-type="float">
            <text:p>153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303" calcext:value-type="float">
            <text:p>30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8" calcext:value-type="float">
            <text:p>6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2" calcext:value-type="float">
            <text:p>5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51" calcext:value-type="float">
            <text:p>151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9" calcext:value-type="float">
            <text:p>3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0" calcext:value-type="float">
            <text:p>20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61" office:value-type="float" office:value="8" calcext:value-type="float">
            <text:p>8</text:p>
          </table:table-cell>
          <table:table-cell table:style-name="ce66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2" calcext:value-type="float">
            <text:p>12</text:p>
          </table:table-cell>
          <table:table-cell table:style-name="ce66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3" office:value-type="string" calcext:value-type="string">
            <text:p>內政部戶政司 民國103年11月5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4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5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number-style style:name="N21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11P1" style:volatile="true">
      <number:text>－　　  </number:text>
      <number:number number:decimal-places="0" loext:min-decimal-places="0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6T09:50:07</meta:creation-date>
    <dc:creator>user</dc:creator>
    <dc:date>2014-11-06T09:50:31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